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UC Riverside (8-3)</text:p>
          </table:table-cell>
          <table:table-cell office:value-type="string">
            <text:p>20</text:p>
          </table:table-cell>
          <table:table-cell office:value-type="string">
            <text:p>16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9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UC Riversid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09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-.03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41</text:p>
          </table:table-cell>
          <table:table-cell office:value-type="string">
            <text:p>.41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.35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</table:table-row>
      </table:table>
      <table:table table:name="Sheet 2">
        <table:table-row>
          <table:table-cell office:value-type="string">
            <text:p>UC Riversid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aiulani Ahuna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-.12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Brooke Callaha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.1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Tara Eat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Yuliya Ushakova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ngela Gonzalez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ristie Alej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Mickayla Sherman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.03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Chelsea Doyl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assie McGil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odriguez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llory Marc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ikaela Grove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Kat Lowr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Fabiana Rosas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0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1</text:p>
          </table:table-cell>
          <table:table-cell office:value-type="string">
            <text:p>20</text:p>
          </table:table-cell>
          <table:table-cell office:value-type="string">
            <text:p>112</text:p>
          </table:table-cell>
          <table:table-cell office:value-type="string">
            <text:p>.098</text:p>
          </table:table-cell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5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4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nnon Gerat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7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2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Lauren McMan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3</text:p>
          </table:table-cell>
          <table:table-cell office:value-type="string">
            <text:p>105</text:p>
          </table:table-cell>
          <table:table-cell office:value-type="string">
            <text:p>.381</text:p>
          </table:table-cell>
          <table:table-cell office:value-type="string">
            <text:p>40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